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office:value-type="float" office:value="25.5" calcext:value-type="float">
            <text:p>25,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" calcext:value-type="float">
            <text:p>7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9" calcext:value-type="float">
            <text:p>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7T19:58:57.525203685</meta:creation-date>
    <dc:date>2026-03-27T20:00:56.924188119</dc:date>
    <meta:editing-duration>PT2M</meta:editing-duration>
    <meta:editing-cycles>1</meta:editing-cycles>
    <meta:document-statistic meta:table-count="1" meta:cell-count="225" meta:object-count="0"/>
    <meta:generator>LibreOffice/24.2.7.2$Linux_X86_64 LibreOffice_project/420$Build-2</meta:generator>
  </office:meta>
</office:document-meta>
</file>